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nValidatingConfiguration.setProperty( String propertyId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nValidatingConfiguration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nValidatingConfiguration.parse( XMLInputSource sour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NonValidatingConfiguration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nValidatingConfiguration.checkFeature( String featureI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NonValidatingConfiguration.setLoca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nValidatingConfiguration.NonValidatingConfiguration( SymbolTable symbolTable , XMLGrammarPool grammarPool , XMLComponentManager parentSettin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NonValidatingConfiguration.createDocument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ValidatingConfiguration.configurePipelin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onValidatingConfiguration.NonValidatingConfiguration( SymbolTable symbolTable , XMLGrammarPool grammar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ValidatingConfiguration.setInputSource( XML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ValidatingConfiguration.NonValidating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ValidatingConfiguration.createDatatypeValidat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ValidatingConfiguration.createErrorRe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ValidatingConfiguration.parse( boolean complet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">
            <text:p text:style-name="Table_20_Contents">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NonValidatingConfiguration.getFeature( String featur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nValidatingConfiguration.createDTD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ValidatingConfiguration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ValidatingConfiguration.NonValidatingConfiguration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ValidatingConfiguration.createEnt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ValidatingConfiguration.checkProperty( String property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nValidatingConfiguration.createValida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ValidatingConfiguration.getProperty( String property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